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7" table:number-columns-repeated="2"/>
          <table:table-cell table:style-name="ce22" table:formula="of:=([.B5]*[.B21]*2) + ([.C5]*[.B22]*2) + ([.D5] * 2) + [.E5]" office:value-type="float" office:value="1364" calcext:value-type="float">
            <text:p>1364</text:p>
          </table:table-cell>
          <table:table-cell table:style-name="ce23" table:formula="of:=[.G5]*[.B26]" office:value-type="currency" office:currency="EUR" office:value="245.52" calcext:value-type="currency">
            <text:p>245.52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45.52" calcext:value-type="currency">
            <text:p>245.52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18.414" calcext:value-type="currency">
            <text:p>18.41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263.934" calcext:value-type="currency">
            <text:p>263.93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3:18:05.234921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7-05-05T13:19:12.917708787</dc:date>
    <meta:editing-duration>P1DT15H47M3S</meta:editing-duration>
    <meta:editing-cycles>19</meta:editing-cycles>
    <meta:generator>LibreOffice/5.3.2.2$Linux_X86_64 LibreOffice_project/30m0$Build-2</meta:generator>
    <meta:document-statistic meta:table-count="1" meta:cell-count="50" meta:object-count="0"/>
  </office:meta>
</office:document-meta>
</file>